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11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5896" calcext:value-type="float">
            <text:p>93.6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5248" calcext:value-type="float">
            <text:p>93.8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6104" calcext:value-type="float">
            <text:p>93.7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8296" calcext:value-type="float">
            <text:p>93.8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3536" calcext:value-type="float">
            <text:p>93.8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5728" calcext:value-type="float">
            <text:p>93.8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9632" calcext:value-type="float">
            <text:p>93.8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4872" calcext:value-type="float">
            <text:p>93.8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6584" calcext:value-type="float">
            <text:p>93.8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8776" calcext:value-type="float">
            <text:p>93.8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4016" calcext:value-type="float">
            <text:p>93.8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6208" calcext:value-type="float">
            <text:p>93.8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9256" calcext:value-type="float">
            <text:p>93.8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4496" calcext:value-type="float">
            <text:p>93.8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2304" calcext:value-type="float">
            <text:p>93.8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7544" calcext:value-type="float">
            <text:p>93.8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0592" calcext:value-type="float">
            <text:p>93.8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6688" calcext:value-type="float">
            <text:p>93.8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364" calcext:value-type="float">
            <text:p>93.8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81448" calcext:value-type="float">
            <text:p>93.8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9736" calcext:value-type="float">
            <text:p>93.8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1928" calcext:value-type="float">
            <text:p>93.9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0216" calcext:value-type="float">
            <text:p>93.9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1072" calcext:value-type="float">
            <text:p>93.9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7648" calcext:value-type="float">
            <text:p>93.9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0696" calcext:value-type="float">
            <text:p>93.9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3744" calcext:value-type="float">
            <text:p>93.9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508" calcext:value-type="float">
            <text:p>93.9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4704" calcext:value-type="float">
            <text:p>94.0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7272" calcext:value-type="float">
            <text:p>93.9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88128" calcext:value-type="float">
            <text:p>93.9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2512" calcext:value-type="float">
            <text:p>94.0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21656" calcext:value-type="float">
            <text:p>94.0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3368" calcext:value-type="float">
            <text:p>94.0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2136" calcext:value-type="float">
            <text:p>94.0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4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58232" calcext:value-type="float">
            <text:p>94.0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14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1488" calcext:value-type="float">
            <text:p>94.2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892" calcext:value-type="float">
            <text:p>94.2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9776" calcext:value-type="float">
            <text:p>94.2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1592" calcext:value-type="float">
            <text:p>94.2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6352" calcext:value-type="float">
            <text:p>94.2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5496" calcext:value-type="float">
            <text:p>94.2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3784" calcext:value-type="float">
            <text:p>94.2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0736" calcext:value-type="float">
            <text:p>94.2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988" calcext:value-type="float">
            <text:p>94.2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7208" calcext:value-type="float">
            <text:p>94.2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6832" calcext:value-type="float">
            <text:p>94.2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7312" calcext:value-type="float">
            <text:p>94.3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6936" calcext:value-type="float">
            <text:p>94.3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8168" calcext:value-type="float">
            <text:p>94.3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3408" calcext:value-type="float">
            <text:p>94.3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9504" calcext:value-type="float">
            <text:p>94.3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4744" calcext:value-type="float">
            <text:p>94.3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9984" calcext:value-type="float">
            <text:p>94.3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2036" calcext:value-type="float">
            <text:p>94.3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84" calcext:value-type="float">
            <text:p>94.3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2552" calcext:value-type="float">
            <text:p>94.3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8648" calcext:value-type="float">
            <text:p>94.3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3032" calcext:value-type="float">
            <text:p>94.3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696" calcext:value-type="float">
            <text:p>94.3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9608" calcext:value-type="float">
            <text:p>94.3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9608" calcext:value-type="float">
            <text:p>94.3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132" calcext:value-type="float">
            <text:p>94.3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2656" calcext:value-type="float">
            <text:p>94.4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416" calcext:value-type="float">
            <text:p>94.3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3512" calcext:value-type="float">
            <text:p>94.3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18" calcext:value-type="float">
            <text:p>94.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7896" calcext:value-type="float">
            <text:p>94.4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0944" calcext:value-type="float">
            <text:p>94.4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9232" calcext:value-type="float">
            <text:p>94.4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3992" calcext:value-type="float">
            <text:p>94.4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6184" calcext:value-type="float">
            <text:p>94.4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8376" calcext:value-type="float">
            <text:p>94.4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228" calcext:value-type="float">
            <text:p>94.4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4472" calcext:value-type="float">
            <text:p>94.4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752" calcext:value-type="float">
            <text:p>94.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8856" calcext:value-type="float">
            <text:p>94.4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7144" calcext:value-type="float">
            <text:p>94.4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75808" calcext:value-type="float">
            <text:p>94.4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0192" calcext:value-type="float">
            <text:p>94.5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9336" calcext:value-type="float">
            <text:p>94.5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0672" calcext:value-type="float">
            <text:p>94.5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4096" calcext:value-type="float">
            <text:p>94.4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6288" calcext:value-type="float">
            <text:p>94.5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372" calcext:value-type="float">
            <text:p>94.5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896" calcext:value-type="float">
            <text:p>94.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6768" calcext:value-type="float">
            <text:p>94.5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8104" calcext:value-type="float">
            <text:p>94.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42" calcext:value-type="float">
            <text:p>94.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2008" calcext:value-type="float">
            <text:p>94.5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7728" calcext:value-type="float">
            <text:p>94.5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3344" calcext:value-type="float">
            <text:p>94.5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8584" calcext:value-type="float">
            <text:p>94.5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7248" calcext:value-type="float">
            <text:p>94.5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5536" calcext:value-type="float">
            <text:p>94.5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2488" calcext:value-type="float">
            <text:p>94.5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6872" calcext:value-type="float">
            <text:p>94.6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944" calcext:value-type="float">
            <text:p>94.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1256" calcext:value-type="float">
            <text:p>94.6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468" calcext:value-type="float">
            <text:p>94.5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6016" calcext:value-type="float">
            <text:p>94.6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6496" calcext:value-type="float">
            <text:p>94.6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91632" calcext:value-type="float">
            <text:p>94.5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4784" calcext:value-type="float">
            <text:p>94.6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3928" calcext:value-type="float">
            <text:p>94.6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9168" calcext:value-type="float">
            <text:p>94.6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19064" calcext:value-type="float">
            <text:p>94.6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37352" calcext:value-type="float">
            <text:p>94.6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7832" calcext:value-type="float">
            <text:p>94.6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8688" calcext:value-type="float">
            <text:p>94.6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5564" calcext:value-type="float">
            <text:p>94.6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0024" calcext:value-type="float">
            <text:p>94.6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6976" calcext:value-type="float">
            <text:p>94.6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2696" calcext:value-type="float">
            <text:p>94.7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8312" calcext:value-type="float">
            <text:p>94.6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612" calcext:value-type="float">
            <text:p>94.6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4408" calcext:value-type="float">
            <text:p>94.7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3072" calcext:value-type="float">
            <text:p>94.6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8792" calcext:value-type="float">
            <text:p>94.7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0504" calcext:value-type="float">
            <text:p>94.7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2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7456" calcext:value-type="float">
            <text:p>94.7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4888" calcext:value-type="float">
            <text:p>94.7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708" calcext:value-type="float">
            <text:p>94.7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40984" calcext:value-type="float">
            <text:p>94.7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4512" calcext:value-type="float">
            <text:p>94.7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6224" calcext:value-type="float">
            <text:p>94.7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0608" calcext:value-type="float">
            <text:p>94.7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25744" calcext:value-type="float">
            <text:p>94.7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6704" calcext:value-type="float">
            <text:p>94.7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4136" calcext:value-type="float">
            <text:p>94.8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7184" calcext:value-type="float">
            <text:p>94.8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9376" calcext:value-type="float">
            <text:p>94.8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5848" calcext:value-type="float">
            <text:p>94.7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3656" calcext:value-type="float">
            <text:p>94.7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1944" calcext:value-type="float">
            <text:p>94.8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1464" calcext:value-type="float">
            <text:p>94.7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7756" calcext:value-type="float">
            <text:p>94.7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41568" calcext:value-type="float">
            <text:p>94.8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804" calcext:value-type="float">
            <text:p>94.8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04992" calcext:value-type="float">
            <text:p>94.8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0712" calcext:value-type="float">
            <text:p>94.8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9856" calcext:value-type="float">
            <text:p>94.8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2424" calcext:value-type="float">
            <text:p>94.8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5096" calcext:value-type="float">
            <text:p>94.8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8144" calcext:value-type="float">
            <text:p>94.8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7288" calcext:value-type="float">
            <text:p>94.8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6808" calcext:value-type="float">
            <text:p>94.8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5376" calcext:value-type="float">
            <text:p>94.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72048" calcext:value-type="float">
            <text:p>94.8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6912" calcext:value-type="float">
            <text:p>94.9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8624" calcext:value-type="float">
            <text:p>94.9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0816" calcext:value-type="float">
            <text:p>94.9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3008" calcext:value-type="float">
            <text:p>94.9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52" calcext:value-type="float">
            <text:p>94.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2152" calcext:value-type="float">
            <text:p>94.9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9104" calcext:value-type="float">
            <text:p>94.9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48248" calcext:value-type="float">
            <text:p>94.9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36056" calcext:value-type="float">
            <text:p>94.9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996" calcext:value-type="float">
            <text:p>94.9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7392" calcext:value-type="float">
            <text:p>94.9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4824" calcext:value-type="float">
            <text:p>94.9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1296" calcext:value-type="float">
            <text:p>94.9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54344" calcext:value-type="float">
            <text:p>94.9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6536" calcext:value-type="float">
            <text:p>94.9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1776" calcext:value-type="float">
            <text:p>94.9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8728" calcext:value-type="float">
            <text:p>94.9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7016" calcext:value-type="float">
            <text:p>94.9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87872" calcext:value-type="float">
            <text:p>94.9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9092" calcext:value-type="float">
            <text:p>94.9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0064" calcext:value-type="float">
            <text:p>95.0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2256" calcext:value-type="float">
            <text:p>95.0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3592" calcext:value-type="float">
            <text:p>95.0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0544" calcext:value-type="float">
            <text:p>95.0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14" calcext:value-type="float">
            <text:p>95.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2736" calcext:value-type="float">
            <text:p>95.0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5304" calcext:value-type="float">
            <text:p>95.0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4448" calcext:value-type="float">
            <text:p>95.0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27496" calcext:value-type="float">
            <text:p>95.0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4928" calcext:value-type="float">
            <text:p>95.0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832" calcext:value-type="float">
            <text:p>95.0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5784" calcext:value-type="float">
            <text:p>95.0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9688" calcext:value-type="float">
            <text:p>95.0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0168" calcext:value-type="float">
            <text:p>95.0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88" calcext:value-type="float">
            <text:p>95.0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712" calcext:value-type="float">
            <text:p>95.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4072" calcext:value-type="float">
            <text:p>95.0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9312" calcext:value-type="float">
            <text:p>95.0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3216" calcext:value-type="float">
            <text:p>95.0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284" calcext:value-type="float">
            <text:p>95.1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6264" calcext:value-type="float">
            <text:p>95.0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8936" calcext:value-type="float">
            <text:p>95.1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1984" calcext:value-type="float">
            <text:p>95.1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9792" calcext:value-type="float">
            <text:p>95.1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3696" calcext:value-type="float">
            <text:p>95.1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5408" calcext:value-type="float">
            <text:p>95.0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5888" calcext:value-type="float">
            <text:p>95.1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1128" calcext:value-type="float">
            <text:p>95.1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5032" calcext:value-type="float">
            <text:p>95.1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6368" calcext:value-type="float">
            <text:p>95.1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9416" calcext:value-type="float">
            <text:p>95.1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2464" calcext:value-type="float">
            <text:p>95.1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1608" calcext:value-type="float">
            <text:p>95.1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5512" calcext:value-type="float">
            <text:p>95.1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9896" calcext:value-type="float">
            <text:p>95.1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6848" calcext:value-type="float">
            <text:p>95.1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7704" calcext:value-type="float">
            <text:p>95.1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8184" calcext:value-type="float">
            <text:p>95.1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1232" calcext:value-type="float">
            <text:p>95.2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0428" calcext:value-type="float">
            <text:p>95.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952" calcext:value-type="float">
            <text:p>95.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856" calcext:value-type="float">
            <text:p>95.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2568" calcext:value-type="float">
            <text:p>95.2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0376" calcext:value-type="float">
            <text:p>95.2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64656" calcext:value-type="float">
            <text:p>95.1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616" calcext:value-type="float">
            <text:p>95.2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3424" calcext:value-type="float">
            <text:p>95.2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16472" calcext:value-type="float">
            <text:p>95.2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5992" calcext:value-type="float">
            <text:p>95.1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95136" calcext:value-type="float">
            <text:p>95.1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7432" calcext:value-type="float">
            <text:p>95.2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8664" calcext:value-type="float">
            <text:p>95.2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6096" calcext:value-type="float">
            <text:p>95.2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1336" calcext:value-type="float">
            <text:p>95.2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7808" calcext:value-type="float">
            <text:p>95.2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476" calcext:value-type="float">
            <text:p>95.2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8768" calcext:value-type="float">
            <text:p>95.2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31712" calcext:value-type="float">
            <text:p>95.2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6952" calcext:value-type="float">
            <text:p>95.2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0104" calcext:value-type="float">
            <text:p>95.3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524" calcext:value-type="float">
            <text:p>95.2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3904" calcext:value-type="float">
            <text:p>95.2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3048" calcext:value-type="float">
            <text:p>95.2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6576" calcext:value-type="float">
            <text:p>95.2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4864" calcext:value-type="float">
            <text:p>95.3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9144" calcext:value-type="float">
            <text:p>95.2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096" calcext:value-type="float">
            <text:p>95.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2672" calcext:value-type="float">
            <text:p>95.2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3152" calcext:value-type="float">
            <text:p>95.3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7056" calcext:value-type="float">
            <text:p>95.3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9248" calcext:value-type="float">
            <text:p>95.3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1816" calcext:value-type="float">
            <text:p>95.3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262" calcext:value-type="float">
            <text:p>95.3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0584" calcext:value-type="float">
            <text:p>95.3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4488" calcext:value-type="float">
            <text:p>95.3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8392" calcext:value-type="float">
            <text:p>95.3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192" calcext:value-type="float">
            <text:p>95.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3632" calcext:value-type="float">
            <text:p>95.3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5344" calcext:value-type="float">
            <text:p>95.3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4968" calcext:value-type="float">
            <text:p>95.3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668" calcext:value-type="float">
            <text:p>95.3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47536" calcext:value-type="float">
            <text:p>95.3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78016" calcext:value-type="float">
            <text:p>95.3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5824" calcext:value-type="float">
            <text:p>95.3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4112" calcext:value-type="float">
            <text:p>95.3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9352" calcext:value-type="float">
            <text:p>95.3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5448" calcext:value-type="float">
            <text:p>95.4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1064" calcext:value-type="float">
            <text:p>95.3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6304" calcext:value-type="float">
            <text:p>95.3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3256" calcext:value-type="float">
            <text:p>95.3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764" calcext:value-type="float">
            <text:p>95.4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8496" calcext:value-type="float">
            <text:p>95.4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9832" calcext:value-type="float">
            <text:p>95.4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8716" calcext:value-type="float">
            <text:p>95.3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1544" calcext:value-type="float">
            <text:p>95.4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288" calcext:value-type="float">
            <text:p>95.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14592" calcext:value-type="float">
            <text:p>95.4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2024" calcext:value-type="float">
            <text:p>95.4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2024" calcext:value-type="float">
            <text:p>95.4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5928" calcext:value-type="float">
            <text:p>95.4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0688" calcext:value-type="float">
            <text:p>95.4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2024" calcext:value-type="float">
            <text:p>95.4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6784" calcext:value-type="float">
            <text:p>95.4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4216" calcext:value-type="float">
            <text:p>95.4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38976" calcext:value-type="float">
            <text:p>95.4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0312" calcext:value-type="float">
            <text:p>95.4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9456" calcext:value-type="float">
            <text:p>95.4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2504" calcext:value-type="float">
            <text:p>95.4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86" calcext:value-type="float">
            <text:p>95.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7744" calcext:value-type="float">
            <text:p>95.4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75552" calcext:value-type="float">
            <text:p>95.4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1648" calcext:value-type="float">
            <text:p>95.4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0792" calcext:value-type="float">
            <text:p>95.4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2984" calcext:value-type="float">
            <text:p>95.5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5176" calcext:value-type="float">
            <text:p>95.5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8224" calcext:value-type="float">
            <text:p>95.5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3464" calcext:value-type="float">
            <text:p>95.5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1272" calcext:value-type="float">
            <text:p>95.5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7368" calcext:value-type="float">
            <text:p>95.5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8704" calcext:value-type="float">
            <text:p>95.5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2608" calcext:value-type="float">
            <text:p>95.5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1752" calcext:value-type="float">
            <text:p>95.5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956" calcext:value-type="float">
            <text:p>95.5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004" calcext:value-type="float">
            <text:p>95.5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1376" calcext:value-type="float">
            <text:p>95.5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7848" calcext:value-type="float">
            <text:p>95.5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9184" calcext:value-type="float">
            <text:p>95.5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2712" calcext:value-type="float">
            <text:p>95.6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76136" calcext:value-type="float">
            <text:p>95.5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97472" calcext:value-type="float">
            <text:p>95.5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9664" calcext:value-type="float">
            <text:p>95.6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4904" calcext:value-type="float">
            <text:p>95.6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6616" calcext:value-type="float">
            <text:p>95.6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8808" calcext:value-type="float">
            <text:p>95.6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672" calcext:value-type="float">
            <text:p>95.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7576" calcext:value-type="float">
            <text:p>95.6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5008" calcext:value-type="float">
            <text:p>95.6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336" calcext:value-type="float">
            <text:p>95.6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864" calcext:value-type="float">
            <text:p>95.6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5488" calcext:value-type="float">
            <text:p>95.7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9392" calcext:value-type="float">
            <text:p>95.7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4152" calcext:value-type="float">
            <text:p>95.7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8912" calcext:value-type="float">
            <text:p>95.6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5864" calcext:value-type="float">
            <text:p>95.6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1104" calcext:value-type="float">
            <text:p>95.7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82816" calcext:value-type="float">
            <text:p>95.6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1584" calcext:value-type="float">
            <text:p>95.7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28536" calcext:value-type="float">
            <text:p>95.7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072" calcext:value-type="float">
            <text:p>95.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292" calcext:value-type="float">
            <text:p>95.7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768" calcext:value-type="float">
            <text:p>95.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9016" calcext:value-type="float">
            <text:p>95.7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824" calcext:value-type="float">
            <text:p>95.7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0352" calcext:value-type="float">
            <text:p>95.7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7304" calcext:value-type="float">
            <text:p>95.7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5112" calcext:value-type="float">
            <text:p>95.7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2544" calcext:value-type="float">
            <text:p>95.7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6448" calcext:value-type="float">
            <text:p>95.7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1208" calcext:value-type="float">
            <text:p>95.7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34" calcext:value-type="float">
            <text:p>95.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9872" calcext:value-type="float">
            <text:p>95.7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388" calcext:value-type="float">
            <text:p>95.8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4256" calcext:value-type="float">
            <text:p>95.7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5592" calcext:value-type="float">
            <text:p>95.7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496" calcext:value-type="float">
            <text:p>95.7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0832" calcext:value-type="float">
            <text:p>95.8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6928" calcext:value-type="float">
            <text:p>95.8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5216" calcext:value-type="float">
            <text:p>95.8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1312" calcext:value-type="float">
            <text:p>95.8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8264" calcext:value-type="float">
            <text:p>95.8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8744" calcext:value-type="float">
            <text:p>95.8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3504" calcext:value-type="float">
            <text:p>95.8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2648" calcext:value-type="float">
            <text:p>95.8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484" calcext:value-type="float">
            <text:p>95.8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65696" calcext:value-type="float">
            <text:p>95.8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7032" calcext:value-type="float">
            <text:p>95.8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0936" calcext:value-type="float">
            <text:p>95.8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9224" calcext:value-type="float">
            <text:p>95.8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6176" calcext:value-type="float">
            <text:p>95.8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32" calcext:value-type="float">
            <text:p>95.9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83984" calcext:value-type="float">
            <text:p>95.8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20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4464" calcext:value-type="float">
            <text:p>95.9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77888" calcext:value-type="float">
            <text:p>95.8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0456" calcext:value-type="float">
            <text:p>95.8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8368" calcext:value-type="float">
            <text:p>95.9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6656" calcext:value-type="float">
            <text:p>95.9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056" calcext:value-type="float">
            <text:p>95.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3608" calcext:value-type="float">
            <text:p>95.9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7512" calcext:value-type="float">
            <text:p>95.9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2752" calcext:value-type="float">
            <text:p>95.9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4944" calcext:value-type="float">
            <text:p>95.9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9704" calcext:value-type="float">
            <text:p>95.9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9328" calcext:value-type="float">
            <text:p>95.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3232" calcext:value-type="float">
            <text:p>95.9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28" calcext:value-type="float">
            <text:p>95.9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8472" calcext:value-type="float">
            <text:p>95.9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4088" calcext:value-type="float">
            <text:p>95.9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0664" calcext:value-type="float">
            <text:p>95.9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75424" calcext:value-type="float">
            <text:p>95.9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7616" calcext:value-type="float">
            <text:p>95.9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676" calcext:value-type="float">
            <text:p>95.9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4568" calcext:value-type="float">
            <text:p>95.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3712" calcext:value-type="float">
            <text:p>95.9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1144" calcext:value-type="float">
            <text:p>96.0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8952" calcext:value-type="float">
            <text:p>96.0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9432" calcext:value-type="float">
            <text:p>96.0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192" calcext:value-type="float">
            <text:p>96.0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05904" calcext:value-type="float">
            <text:p>96.0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8096" calcext:value-type="float">
            <text:p>96.0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0288" calcext:value-type="float">
            <text:p>96.0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1624" calcext:value-type="float">
            <text:p>96.0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4672" calcext:value-type="float">
            <text:p>96.0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5528" calcext:value-type="float">
            <text:p>96.0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772" calcext:value-type="float">
            <text:p>96.0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9912" calcext:value-type="float">
            <text:p>96.0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296" calcext:value-type="float">
            <text:p>96.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5152" calcext:value-type="float">
            <text:p>96.0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6008" calcext:value-type="float">
            <text:p>96.0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4296" calcext:value-type="float">
            <text:p>96.0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1248" calcext:value-type="float">
            <text:p>96.0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1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6488" calcext:value-type="float">
            <text:p>96.1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344" calcext:value-type="float">
            <text:p>96.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7344" calcext:value-type="float">
            <text:p>96.0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768" calcext:value-type="float">
            <text:p>96.0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1728" calcext:value-type="float">
            <text:p>96.1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0392" calcext:value-type="float">
            <text:p>96.1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5632" calcext:value-type="float">
            <text:p>96.1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2584" calcext:value-type="float">
            <text:p>96.1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916" calcext:value-type="float">
            <text:p>96.1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1868" calcext:value-type="float">
            <text:p>96.1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6968" calcext:value-type="float">
            <text:p>96.1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3064" calcext:value-type="float">
            <text:p>96.1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776" calcext:value-type="float">
            <text:p>96.1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1352" calcext:value-type="float">
            <text:p>96.1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6112" calcext:value-type="float">
            <text:p>96.1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3544" calcext:value-type="float">
            <text:p>96.1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6592" calcext:value-type="float">
            <text:p>96.1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7824" calcext:value-type="float">
            <text:p>96.1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2208" calcext:value-type="float">
            <text:p>96.1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7448" calcext:value-type="float">
            <text:p>96.1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5256" calcext:value-type="float">
            <text:p>96.1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8784" calcext:value-type="float">
            <text:p>96.1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964" calcext:value-type="float">
            <text:p>96.1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5736" calcext:value-type="float">
            <text:p>96.1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82688" calcext:value-type="float">
            <text:p>96.1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6696" calcext:value-type="float">
            <text:p>96.2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7072" calcext:value-type="float">
            <text:p>96.2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1936" calcext:value-type="float">
            <text:p>96.2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4024" calcext:value-type="float">
            <text:p>96.2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7928" calcext:value-type="float">
            <text:p>96.1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264" calcext:value-type="float">
            <text:p>96.2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8408" calcext:value-type="float">
            <text:p>96.2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536" calcext:value-type="float">
            <text:p>96.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4504" calcext:value-type="float">
            <text:p>96.2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22312" calcext:value-type="float">
            <text:p>96.2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9744" calcext:value-type="float">
            <text:p>96.2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4128" calcext:value-type="float">
            <text:p>96.2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4984" calcext:value-type="float">
            <text:p>96.2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7176" calcext:value-type="float">
            <text:p>96.2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0224" calcext:value-type="float">
            <text:p>96.2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4608" calcext:value-type="float">
            <text:p>96.3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7108" calcext:value-type="float">
            <text:p>96.2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8032" calcext:value-type="float">
            <text:p>96.2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5464" calcext:value-type="float">
            <text:p>96.2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2416" calcext:value-type="float">
            <text:p>96.2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5088" calcext:value-type="float">
            <text:p>96.3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1184" calcext:value-type="float">
            <text:p>96.3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6424" calcext:value-type="float">
            <text:p>96.3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8992" calcext:value-type="float">
            <text:p>96.3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0328" calcext:value-type="float">
            <text:p>96.3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38136" calcext:value-type="float">
            <text:p>96.3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5944" calcext:value-type="float">
            <text:p>96.3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3376" calcext:value-type="float">
            <text:p>96.3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6904" calcext:value-type="float">
            <text:p>96.3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144" calcext:value-type="float">
            <text:p>96.4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68" calcext:value-type="float">
            <text:p>96.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3752" calcext:value-type="float">
            <text:p>96.3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1664" calcext:value-type="float">
            <text:p>96.3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9952" calcext:value-type="float">
            <text:p>96.3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8616" calcext:value-type="float">
            <text:p>96.3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93" calcext:value-type="float">
            <text:p>96.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08231724138" calcext:value-type="float">
            <text:p>96.37082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10112" calcext:value-type="float">
            <text:p>96.38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4343225806" calcext:value-type="float">
            <text:p>96.414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862725" calcext:value-type="float">
            <text:p>96.4586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98832" calcext:value-type="float">
            <text:p>96.49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69442580645" calcext:value-type="float">
            <text:p>96.536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57816774194" calcext:value-type="float">
            <text:p>96.5757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84536774194" calcext:value-type="float">
            <text:p>96.618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754129655172" calcext:value-type="float">
            <text:p>96.67541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9136" calcext:value-type="float">
            <text:p>96.7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580717419355" calcext:value-type="float">
            <text:p>96.758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921864" calcext:value-type="float">
            <text:p>96.7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5623" calcext:value-type="float">
            <text:p>96.805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90672" calcext:value-type="float">
            <text:p>96.8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80658064516" calcext:value-type="float">
            <text:p>96.858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876996363636" calcext:value-type="float">
            <text:p>96.88769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062832" calcext:value-type="float">
            <text:p>96.90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421175" calcext:value-type="float">
            <text:p>96.9442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10673548387" calcext:value-type="float">
            <text:p>96.9810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1269" calcext:value-type="float">
            <text:p>97.021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653467586207" calcext:value-type="float">
            <text:p>97.0653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7047483871" calcext:value-type="float">
            <text:p>97.1170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55351578947" calcext:value-type="float">
            <text:p>97.145535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9384" calcext:value-type="float">
            <text:p>97.1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10985" calcext:value-type="float">
            <text:p>97.1810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031780645161" calcext:value-type="float">
            <text:p>97.203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2612" calcext:value-type="float">
            <text:p>97.2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4248" calcext:value-type="float">
            <text:p>97.2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0448" calcext:value-type="float">
            <text:p>97.3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7504" calcext:value-type="float">
            <text:p>97.3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724" calcext:value-type="float">
            <text:p>97.3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6389575" calcext:value-type="float">
            <text:p>97.4638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20862857143" calcext:value-type="float">
            <text:p>97.6820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735225" calcext:value-type="float">
            <text:p>97.6873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0592" calcext:value-type="float">
            <text:p>97.7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6152" calcext:value-type="float">
            <text:p>97.7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6599" calcext:value-type="float">
            <text:p>97.756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77064" calcext:value-type="float">
            <text:p>97.77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91112258065" calcext:value-type="float">
            <text:p>97.7991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0795" calcext:value-type="float">
            <text:p>97.800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1844" calcext:value-type="float">
            <text:p>97.81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556" calcext:value-type="float">
            <text:p>97.8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38632" calcext:value-type="float">
            <text:p>97.8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5984" calcext:value-type="float">
            <text:p>97.9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45111428572" calcext:value-type="float">
            <text:p>97.924511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1097" calcext:value-type="float">
            <text:p>97.931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82838709677" calcext:value-type="float">
            <text:p>97.98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6608" calcext:value-type="float">
            <text:p>97.97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2065" calcext:value-type="float">
            <text:p>98.045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23312" calcext:value-type="float">
            <text:p>98.05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05798709677" calcext:value-type="float">
            <text:p>98.0705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465" calcext:value-type="float">
            <text:p>98.1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98976" calcext:value-type="float">
            <text:p>98.18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13778064516" calcext:value-type="float">
            <text:p>98.2113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143424" calcext:value-type="float">
            <text:p>98.221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01052903226" calcext:value-type="float">
            <text:p>98.28010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62752" calcext:value-type="float">
            <text:p>98.36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242461935484" calcext:value-type="float">
            <text:p>98.424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2923870968" calcext:value-type="float">
            <text:p>98.4742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001888" calcext:value-type="float">
            <text:p>98.51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5528" calcext:value-type="float">
            <text:p>98.5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37832258065" calcext:value-type="float">
            <text:p>98.603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47548387097" calcext:value-type="float">
            <text:p>98.634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65419354839" calcext:value-type="float">
            <text:p>98.676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8356129033" calcext:value-type="float">
            <text:p>98.76483561290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67568" calcext:value-type="float">
            <text:p>98.86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7331428572" calcext:value-type="float">
            <text:p>98.938733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6848" calcext:value-type="float">
            <text:p>98.9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72192" calcext:value-type="float">
            <text:p>99.0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2776" calcext:value-type="float">
            <text:p>99.1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3256" calcext:value-type="float">
            <text:p>99.2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2764" calcext:value-type="float">
            <text:p>99.2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8252" calcext:value-type="float">
            <text:p>99.29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5008" calcext:value-type="float">
            <text:p>99.5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90066666667" calcext:value-type="float">
            <text:p>99.5790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3464" calcext:value-type="float">
            <text:p>99.5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6579" calcext:value-type="float">
            <text:p>99.66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526825806452" calcext:value-type="float">
            <text:p>99.752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09878709678" calcext:value-type="float">
            <text:p>99.81098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43415172414" calcext:value-type="float">
            <text:p>99.87434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91625" calcext:value-type="float">
            <text:p>99.9139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88361290323" calcext:value-type="float">
            <text:p>99.948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107" calcext:value-type="float">
            <text:p>100.00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2426" calcext:value-type="float">
            <text:p>100.182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071275" calcext:value-type="float">
            <text:p>100.1907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6990709677" calcext:value-type="float">
            <text:p>100.22699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1006" calcext:value-type="float">
            <text:p>100.25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5964" calcext:value-type="float">
            <text:p>100.29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2512" calcext:value-type="float">
            <text:p>100.3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23635870968" calcext:value-type="float">
            <text:p>100.423635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4808" calcext:value-type="float">
            <text:p>100.4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84275" calcext:value-type="float">
            <text:p>100.4688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722725" calcext:value-type="float">
            <text:p>100.4972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481290323" calcext:value-type="float">
            <text:p>100.526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6932387097" calcext:value-type="float">
            <text:p>100.54693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7701647059" calcext:value-type="float">
            <text:p>100.527701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0378" calcext:value-type="float">
            <text:p>100.560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86304" calcext:value-type="float">
            <text:p>100.59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0425548387" calcext:value-type="float">
            <text:p>100.67042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7952" calcext:value-type="float">
            <text:p>100.7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364" calcext:value-type="float">
            <text:p>100.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3738" calcext:value-type="float">
            <text:p>100.77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9719741936" calcext:value-type="float">
            <text:p>100.79971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9472857143" calcext:value-type="float">
            <text:p>100.82947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40528" calcext:value-type="float">
            <text:p>100.85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1032516129" calcext:value-type="float">
            <text:p>100.881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0324" calcext:value-type="float">
            <text:p>100.89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3824" calcext:value-type="float">
            <text:p>100.9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2704" calcext:value-type="float">
            <text:p>100.8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062285714" calcext:value-type="float">
            <text:p>100.919062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297575" calcext:value-type="float">
            <text:p>100.929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215741936" calcext:value-type="float">
            <text:p>100.95821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2627034483" calcext:value-type="float">
            <text:p>101.002627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0216774194" calcext:value-type="float">
            <text:p>101.040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91492" calcext:value-type="float">
            <text:p>101.09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9028" calcext:value-type="float">
            <text:p>101.18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29192" calcext:value-type="float">
            <text:p>101.23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7514" calcext:value-type="float">
            <text:p>101.267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646625" calcext:value-type="float">
            <text:p>101.266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716645161" calcext:value-type="float">
            <text:p>101.31571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5431" calcext:value-type="float">
            <text:p>101.365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0528516129" calcext:value-type="float">
            <text:p>101.4205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2159483871" calcext:value-type="float">
            <text:p>101.4421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8261428571" calcext:value-type="float">
            <text:p>101.47826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4021" calcext:value-type="float">
            <text:p>101.514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4864283871" calcext:value-type="float">
            <text:p>101.54864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40488" calcext:value-type="float">
            <text:p>101.58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8796" calcext:value-type="float">
            <text:p>101.61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4392" calcext:value-type="float">
            <text:p>101.58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7300903226" calcext:value-type="float">
            <text:p>101.62730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6670451613" calcext:value-type="float">
            <text:p>101.64667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8288" calcext:value-type="float">
            <text:p>101.6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0672774194" calcext:value-type="float">
            <text:p>101.640672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0988" calcext:value-type="float">
            <text:p>101.63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650461539" calcext:value-type="float">
            <text:p>101.626650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1299555556" calcext:value-type="float">
            <text:p>101.781299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86864" calcext:value-type="float">
            <text:p>101.80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593290323" calcext:value-type="float">
            <text:p>101.803593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2667870968" calcext:value-type="float">
            <text:p>101.822667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83232" calcext:value-type="float">
            <text:p>101.79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2650580645" calcext:value-type="float">
            <text:p>101.78265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57528" calcext:value-type="float">
            <text:p>101.7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1973935484" calcext:value-type="float">
            <text:p>101.75197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9484" calcext:value-type="float">
            <text:p>101.78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3986580645" calcext:value-type="float">
            <text:p>101.80398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590967742" calcext:value-type="float">
            <text:p>101.809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20952" calcext:value-type="float">
            <text:p>101.7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2887741936" calcext:value-type="float">
            <text:p>101.762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40688" calcext:value-type="float">
            <text:p>101.74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2604387097" calcext:value-type="float">
            <text:p>101.73260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4148645161" calcext:value-type="float">
            <text:p>101.724148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69112" calcext:value-type="float">
            <text:p>101.67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6809290323" calcext:value-type="float">
            <text:p>101.626809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3904" calcext:value-type="float">
            <text:p>101.5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7653935484" calcext:value-type="float">
            <text:p>101.477653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2244571429" calcext:value-type="float">
            <text:p>101.45224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8342193548" calcext:value-type="float">
            <text:p>101.478342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6051870968" calcext:value-type="float">
            <text:p>101.46605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126" calcext:value-type="float">
            <text:p>101.52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02235" calcext:value-type="float">
            <text:p>101.6102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8984" calcext:value-type="float">
            <text:p>101.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2408" calcext:value-type="float">
            <text:p>101.5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74016" calcext:value-type="float">
            <text:p>101.4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6208" calcext:value-type="float">
            <text:p>101.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236" calcext:value-type="float">
            <text:p>101.4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2848" calcext:value-type="float">
            <text:p>101.2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5144" calcext:value-type="float">
            <text:p>101.3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0696" calcext:value-type="float">
            <text:p>101.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0488" calcext:value-type="float">
            <text:p>101.4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8776" calcext:value-type="float">
            <text:p>101.4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5832" calcext:value-type="float">
            <text:p>101.5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55728" calcext:value-type="float">
            <text:p>101.4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4392" calcext:value-type="float">
            <text:p>101.4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2472" calcext:value-type="float">
            <text:p>101.3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8088" calcext:value-type="float">
            <text:p>101.2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1552" calcext:value-type="float">
            <text:p>101.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81107096774" calcext:value-type="float">
            <text:p>101.281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8689548387" calcext:value-type="float">
            <text:p>101.25868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798275" calcext:value-type="float">
            <text:p>101.2079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697290323" calcext:value-type="float">
            <text:p>101.11169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26528" calcext:value-type="float">
            <text:p>101.08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1304" calcext:value-type="float">
            <text:p>101.1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41635428571" calcext:value-type="float">
            <text:p>101.041635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2387586207" calcext:value-type="float">
            <text:p>100.9523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337825" calcext:value-type="float">
            <text:p>100.943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166" calcext:value-type="float">
            <text:p>100.91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89586580645" calcext:value-type="float">
            <text:p>100.88958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62892" calcext:value-type="float">
            <text:p>100.86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9983448276" calcext:value-type="float">
            <text:p>100.109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779354839" calcext:value-type="float">
            <text:p>100.01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86683870968" calcext:value-type="float">
            <text:p>99.958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3872" calcext:value-type="float">
            <text:p>99.8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19019354839" calcext:value-type="float">
            <text:p>99.651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01528" calcext:value-type="float">
            <text:p>99.6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60490322581" calcext:value-type="float">
            <text:p>99.526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682142857143" calcext:value-type="float">
            <text:p>99.468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62632258065" calcext:value-type="float">
            <text:p>99.396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40309677419" calcext:value-type="float">
            <text:p>99.23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32503225807" calcext:value-type="float">
            <text:p>99.1332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66175" calcext:value-type="float">
            <text:p>99.0206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8268" calcext:value-type="float">
            <text:p>98.91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47936" calcext:value-type="float">
            <text:p>98.5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848" calcext:value-type="float">
            <text:p>98.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84" calcext:value-type="float">
            <text:p>97.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268" calcext:value-type="float">
            <text:p>97.6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48192" calcext:value-type="float">
            <text:p>97.5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35875" calcext:value-type="float">
            <text:p>97.283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7786" calcext:value-type="float">
            <text:p>97.17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846993548387" calcext:value-type="float">
            <text:p>97.084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340325" calcext:value-type="float">
            <text:p>97.0340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60412903226" calcext:value-type="float">
            <text:p>97.00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483075" calcext:value-type="float">
            <text:p>96.948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49296551724" calcext:value-type="float">
            <text:p>96.8549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67819354839" calcext:value-type="float">
            <text:p>96.786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78025" calcext:value-type="float">
            <text:p>96.717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34219354839" calcext:value-type="float">
            <text:p>96.573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204875" calcext:value-type="float">
            <text:p>96.4020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062" calcext:value-type="float">
            <text:p>96.40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644" calcext:value-type="float">
            <text:p>96.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912" calcext:value-type="float">
            <text:p>95.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624" calcext:value-type="float">
            <text:p>95.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616" calcext:value-type="float">
            <text:p>95.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992" calcext:value-type="float">
            <text:p>94.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512" calcext:value-type="float">
            <text:p>94.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032" calcext:value-type="float">
            <text:p>94.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544" calcext:value-type="float">
            <text:p>93.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632" calcext:value-type="float">
            <text:p>92.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964" calcext:value-type="float">
            <text:p>92.3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2" calcext:value-type="float">
            <text:p>92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4104" calcext:value-type="float">
            <text:p>92.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71975" calcext:value-type="float">
            <text:p>91.87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0925" calcext:value-type="float">
            <text:p>91.79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546322580645" calcext:value-type="float">
            <text:p>91.75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75345454546" calcext:value-type="float">
            <text:p>91.68753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07458064516" calcext:value-type="float">
            <text:p>91.630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621" calcext:value-type="float">
            <text:p>91.59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02141935484" calcext:value-type="float">
            <text:p>91.310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426" calcext:value-type="float">
            <text:p>91.23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4864516129" calcext:value-type="float">
            <text:p>91.15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805" calcext:value-type="float">
            <text:p>91.07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41854545455" calcext:value-type="float">
            <text:p>90.98418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07527741936" calcext:value-type="float">
            <text:p>90.8507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22875" calcext:value-type="float">
            <text:p>90.692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5544" calcext:value-type="float">
            <text:p>90.5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22675" calcext:value-type="float">
            <text:p>90.532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72524137931" calcext:value-type="float">
            <text:p>90.477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74925" calcext:value-type="float">
            <text:p>90.427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17135483871" calcext:value-type="float">
            <text:p>90.401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50219354839" calcext:value-type="float">
            <text:p>90.325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65175" calcext:value-type="float">
            <text:p>90.24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096" calcext:value-type="float">
            <text:p>87.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856" calcext:value-type="float">
            <text:p>87.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472" calcext:value-type="float">
            <text:p>87.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3096" calcext:value-type="float">
            <text:p>86.4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4224" calcext:value-type="float">
            <text:p>86.3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85248" calcext:value-type="float">
            <text:p>86.1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4872" calcext:value-type="float">
            <text:p>86.2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598" calcext:value-type="float">
            <text:p>85.94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13392" calcext:value-type="float">
            <text:p>85.8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7088" calcext:value-type="float">
            <text:p>85.6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1264" calcext:value-type="float">
            <text:p>85.5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142110530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6" meta:object-count="0"/>
    <meta:user-defined meta:name="AppVersion">3.0</meta:user-defined>
  </office:meta>
</office:document-meta>
</file>